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154cm"/>
    </style:style>
    <style:style style:name="Table2.C" style:family="table-column">
      <style:table-column-properties style:column-width="2.36cm"/>
    </style:style>
    <style:style style:name="Table2.D" style:family="table-column">
      <style:table-column-properties style:column-width="1.984cm"/>
    </style:style>
    <style:style style:name="Table2.F" style:family="table-column">
      <style:table-column-properties style:column-width="1.852cm"/>
    </style:style>
    <style:style style:name="Table2.G" style:family="table-column">
      <style:table-column-properties style:column-width="2.205cm"/>
    </style:style>
    <style:style style:name="Table2.H" style:family="table-column">
      <style:table-column-properties style:column-width="1.653cm"/>
    </style:style>
    <style:style style:name="Table2.I" style:family="table-column">
      <style:table-column-properties style:column-width="0.728cm"/>
    </style:style>
    <style:style style:name="Table2.J" style:family="table-column">
      <style:table-column-properties style:column-width="1.432cm"/>
    </style:style>
    <style:style style:name="Table2.K" style:family="table-column">
      <style:table-column-properties style:column-width="0.485cm"/>
    </style:style>
    <style:style style:name="Table2.L" style:family="table-column">
      <style:table-column-properties style:column-width="1.522cm"/>
    </style:style>
    <style:style style:name="Table2.M" style:family="table-column">
      <style:table-column-properties style:column-width="0.947cm"/>
    </style:style>
    <style:style style:name="Table2.N" style:family="table-column">
      <style:table-column-properties style:column-width="3.022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name-complex="Verdana" style:font-size-complex="9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placeholder text:placeholder-type="text">&lt;o.invoice_no_id.booked_to or ''&gt;</text:placeholder></text:span><text:span text:style-name="T3"> 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G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  <text:p text:style-name="P20"><text:span text:style-name="T7"><text:placeholder text:placeholder-type="text">&lt;o.invoice_no_id.fsh_grade&gt;</text:placeholder></text:span><text:placeholder text:placeholder-type="text">&lt;get_app(o.invoice_no_id.invoice_line[0].application_id)&gt;</text:placeholder> 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untaxed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untaxed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/>
            <text:p text:style-name="P7"><text:soft-page-break/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ce" svg:font-family="'Times New Romance'" style:font-family-generic="roman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6-09-03T14:19:36</dc:date>
    <meta:editing-duration>PT6H4M7S</meta:editing-duration>
    <meta:editing-cycles>96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3" meta:word-count="248" meta:character-count="2603" meta:non-whitespace-character-count="1793"/>
  </office:meta>
</office:document-meta>
</file>